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b5e3b" officeooo:paragraph-rsid="000b5e3b" style:font-size-asian="13.1000003814697pt" style:font-size-complex="15pt"/>
    </style:style>
    <style:style style:name="P2" style:family="paragraph" style:parent-style-name="Standard">
      <style:text-properties fo:font-size="15pt" officeooo:rsid="000f1228" officeooo:paragraph-rsid="000f1228" style:font-size-asian="13.1000003814697pt" style:font-size-complex="15pt"/>
    </style:style>
    <style:style style:name="P3" style:family="paragraph" style:parent-style-name="Standard">
      <style:text-properties fo:font-size="13pt" officeooo:rsid="000b5e3b" officeooo:paragraph-rsid="000b5e3b" style:font-size-asian="11.3500003814697pt" style:font-size-complex="13pt"/>
    </style:style>
    <style:style style:name="P4" style:family="paragraph" style:parent-style-name="Standard">
      <style:text-properties fo:font-size="13pt" officeooo:rsid="000b8b61" officeooo:paragraph-rsid="000b8b61" style:font-size-asian="11.3500003814697pt" style:font-size-complex="13pt"/>
    </style:style>
    <style:style style:name="P5" style:family="paragraph" style:parent-style-name="Standard">
      <style:text-properties fo:font-size="13pt" officeooo:rsid="000b8b61" officeooo:paragraph-rsid="00122ad1" style:font-size-asian="11.3500003814697pt" style:font-size-complex="13pt"/>
    </style:style>
    <style:style style:name="P6" style:family="paragraph" style:parent-style-name="Standard">
      <style:text-properties fo:font-size="13pt" officeooo:rsid="000f1228" officeooo:paragraph-rsid="000f1228" style:font-size-asian="11.3500003814697pt" style:font-size-complex="13pt"/>
    </style:style>
    <style:style style:name="P7" style:family="paragraph" style:parent-style-name="Standard">
      <style:text-properties fo:font-size="13pt" officeooo:rsid="000f1369" officeooo:paragraph-rsid="000f1369" style:font-size-asian="11.3500003814697pt" style:font-size-complex="13pt"/>
    </style:style>
    <style:style style:name="P8" style:family="paragraph" style:parent-style-name="Footnote">
      <style:paragraph-properties fo:margin-left="0cm" fo:margin-right="0cm" fo:text-indent="0cm" style:auto-text-indent="false"/>
      <style:text-properties fo:font-size="12pt" officeooo:rsid="000f1369" officeooo:paragraph-rsid="000f1369" style:font-size-asian="12pt" style:font-size-complex="12pt"/>
    </style:style>
    <style:style style:name="P9" style:family="paragraph" style:parent-style-name="Standard">
      <style:text-properties fo:font-size="13pt" officeooo:rsid="000f1369" officeooo:paragraph-rsid="000f1369" style:font-size-asian="11.3500003814697pt" style:font-size-complex="13pt"/>
    </style:style>
    <style:style style:name="P10" style:family="paragraph" style:parent-style-name="Standard">
      <style:text-properties fo:font-size="22pt" officeooo:rsid="0021bae9" officeooo:paragraph-rsid="0021bae9" style:font-size-asian="22pt" style:font-size-complex="22pt"/>
    </style:style>
    <style:style style:name="T1" style:family="text">
      <style:text-properties officeooo:rsid="000d881f"/>
    </style:style>
    <style:style style:name="T2" style:family="text">
      <style:text-properties officeooo:rsid="000f1369"/>
    </style:style>
    <style:style style:name="T3" style:family="text">
      <style:text-properties officeooo:rsid="001583f8"/>
    </style:style>
    <style:style style:name="T4" style:family="text">
      <style:text-properties officeooo:rsid="00162cff"/>
    </style:style>
    <style:style style:name="T5" style:family="text">
      <style:text-properties officeooo:rsid="0016e095"/>
    </style:style>
    <style:style style:name="T6" style:family="text">
      <style:text-properties officeooo:rsid="0018956c"/>
    </style:style>
    <style:style style:name="T7" style:family="text">
      <style:text-properties officeooo:rsid="00197d83"/>
    </style:style>
    <style:style style:name="T8" style:family="text">
      <style:text-properties officeooo:rsid="00197ec9"/>
    </style:style>
    <style:style style:name="T9" style:family="text">
      <style:text-properties officeooo:rsid="001aeb9c"/>
    </style:style>
    <style:style style:name="T10" style:family="text">
      <style:text-properties officeooo:rsid="001ea092"/>
    </style:style>
    <style:style style:name="T11" style:family="text">
      <style:text-properties officeooo:rsid="001fc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age Frame Allocation</text:p>
      <text:p text:style-name="P1"/>
      <text:p text:style-name="P3">The pmm of any software platform provides a base for all layers of memory management include the vmm &amp; heaps. The pmm of the aircuit kernel, is a multiple bitmap based allocated (based on buddy allocation).</text:p>
      <text:p text:style-name="P3"/>
      <text:p text:style-name="P5">The pmm is implemented in Block.c It uses 6 bitmaps which hold bits according to memory blocks of size 128kb to 4mb (ratio 2<text:span text:style-name="T2"><text:note text:id="ftn1" text:note-class="footnote"><text:note-citation>1</text:note-citation><text:note-body><text:p text:style-name="P8"><text:s text:c="3"/>Meaning, the bitmaps hold blocks of sizes 128kb, 256kb, 512kb, 1mb, 2mb, 4mb.</text:p></text:note-body></text:note></text:span>). Thus, the allocator manipulates the bitmaps on every allocation and deallocation, setting bits for used areas and clearing them for free areas. This has two advantages according to me -</text:p>
      <text:p text:style-name="P4"/>
      <text:p text:style-name="P4">1. Faster Allocation (especially for large blocks)</text:p>
      <text:p text:style-name="P4">2. Less memory footprint (<text:span text:style-name="T1">8 bytes</text:span> per 4mb block)</text:p>
      <text:p text:style-name="P4"/>
      <text:p text:style-name="P2">Initialization - </text:p>
      <text:p text:style-name="P2"/>
      <text:p text:style-name="P6">The <text:span text:style-name="T3">frame allocator </text:span>initializes by using the multiboot protocol <text:span text:style-name="T4">MemoryMap.</text:span> <text:span text:style-name="T6">According to the Multiboot Protocal, the bootloader</text:span> <text:span text:style-name="T7">must </text:span>setup a <text:span text:style-name="T8">MemoryMap</text:span>, which is simply a linked list <text:span text:style-name="T9">whichs </text:span>contains <text:span text:style-name="T10">data on </text:span>contious (memory-ordered, meaning blocks of lower addresses first &amp; vice versa) memory regions. The linked list contains elements have specific information about the memory region. </text:p>
      <text:p text:style-name="P6"/>
      <text:p text:style-name="P7">Using the multiboot protocol has the following advantages -</text:p>
      <text:p text:style-name="P7"/>
      <text:p text:style-name="P7">1. Portablitity</text:p>
      <text:p text:style-name="P7">2. <text:span text:style-name="T11">Stability</text:span></text:p>
      <text:p text:style-name="P7">3. <text:span text:style-name="T11">Boot in Protected Mode</text:span>.</text:p>
      <text:p text:style-name="P7"/>
      <text:p text:style-name="P7">The initializing code, seqentially iterates over the map. If a region is marked free, the corresponding bits are cleare<text:span text:style-name="T3">d, otherwise, they are set.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6:48:20.654086578</meta:creation-date>
    <dc:date>2017-05-12T18:10:13.900462834</dc:date>
    <meta:editing-duration>PT18M52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21" meta:character-count="1379" meta:non-whitespace-character-count="1166"/>
  </office:meta>
</office:document-meta>
</file>